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3d200" draw:fill="solid" draw:fill-color="#fff450" draw:opacity="50%" draw:textarea-horizontal-align="justify" draw:textarea-vertical-align="middle" draw:auto-grow-height="false" fo:min-height="9.656cm" fo:min-width="8.517cm" draw:shadow-opacity="50%"/>
    </style:style>
    <style:style style:name="gr2" style:family="graphic" style:parent-style-name="standard">
      <style:graphic-properties svg:stroke-color="#00a65d" draw:fill="solid" draw:fill-color="#e0efd4" draw:opacity="50%" draw:textarea-horizontal-align="justify" draw:textarea-vertical-align="middle" draw:auto-grow-height="false" fo:min-height="7.878cm" fo:min-width="8.517cm" draw:shadow-opacity="50%"/>
    </style:style>
    <style:style style:name="gr3" style:family="graphic" style:parent-style-name="standard">
      <style:graphic-properties draw:fill="gradient" draw:fill-color="#e0efd4" draw:fill-gradient-name="Tango_20_Green" draw:gradient-step-count="0" draw:textarea-horizontal-align="justify" draw:textarea-vertical-align="middle" draw:auto-grow-height="false" fo:min-height="1.401cm" fo:min-width="3.437cm" draw:shadow-color="#ffffff"/>
    </style:style>
    <style:style style:name="gr4" style:family="graphic" style:parent-style-name="standard">
      <style:graphic-properties draw:fill="gradient" draw:fill-color="#d6e5fb" draw:fill-gradient-name="Tango_20_Yellow" draw:gradient-step-count="0" draw:textarea-horizontal-align="justify" draw:textarea-vertical-align="middle" draw:auto-grow-height="false" fo:min-height="1.401cm" fo:min-width="3.818cm"/>
    </style:style>
    <style:style style:name="gr5" style:family="graphic" style:parent-style-name="standard">
      <style:graphic-properties draw:fill="gradient" draw:fill-gradient-name="Tango_20_Green" draw:gradient-step-count="0" draw:textarea-vertical-align="middle" draw:shadow-color="#ffffff"/>
    </style:style>
    <style:style style:name="gr6" style:family="graphic" style:parent-style-name="standard">
      <style:graphic-properties draw:fill="gradient" draw:fill-color="#d6e5fb" draw:fill-gradient-name="Tango_20_Yellow" draw:gradient-step-count="0" draw:textarea-horizontal-align="justify" draw:textarea-vertical-align="middle" draw:auto-grow-height="false" fo:min-height="1.401cm" fo:min-width="3.437cm"/>
    </style:style>
    <style:style style:name="gr7" style:family="graphic" style:parent-style-name="standard">
      <style:graphic-properties draw:fill="gradient" draw:fill-gradient-name="Tango_20_Yellow" draw:gradient-step-count="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solid" draw:fill-color="#fff450" draw:opacity="50%"/>
      <style:paragraph-properties fo:text-align="center"/>
    </style:style>
    <style:style style:name="P2" style:family="paragraph">
      <loext:graphic-properties draw:fill="solid" draw:fill-color="#e0efd4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e0efd4" draw:fill-gradient-name="Tango_20_Green" draw:gradient-step-count="0"/>
      <style:paragraph-properties fo:text-align="center"/>
    </style:style>
    <style:style style:name="P5" style:family="paragraph">
      <loext:graphic-properties draw:fill="gradient" draw:fill-color="#d6e5fb" draw:fill-gradient-name="Tango_20_Yellow" draw:gradient-step-count="0"/>
      <style:paragraph-properties fo:text-align="center"/>
    </style:style>
    <style:style style:name="P6" style:family="paragraph">
      <loext:graphic-properties draw:fill="gradient" draw:fill-gradient-name="Tango_20_Green" draw:gradient-step-count="0"/>
      <style:paragraph-properties fo:text-align="center"/>
    </style:style>
    <style:style style:name="P7" style:family="paragraph">
      <loext:graphic-properties draw:fill="gradient" draw:fill-gradient-name="Tango_20_Yellow" draw:gradient-step-count="0"/>
      <style:paragraph-properties fo:text-align="center"/>
    </style:style>
    <style:style style:name="P8" style:family="paragraph">
      <style:paragraph-properties fo:text-align="center"/>
      <style:text-properties fo:font-size="18pt" fo:font-style="italic" style:font-size-asian="18pt" style:font-size-complex="18pt"/>
    </style:style>
    <style:style style:name="P9" style:family="paragraph">
      <loext:graphic-properties draw:fill="gradient" draw:fill-color="#d6e5fb" draw:fill-gradient-name="Tango_20_Yellow" draw:gradient-step-count="0"/>
      <style:paragraph-properties fo:text-align="center"/>
      <style:text-properties fo:font-size="18pt" fo:font-style="italic" style:font-size-asian="18pt" style:font-size-complex="18pt"/>
    </style:style>
    <style:style style:name="P10" style:family="paragraph">
      <style:text-properties fo:font-size="18pt" style:text-underline-style="solid" style:text-underline-width="auto" style:text-underline-color="font-color" fo:font-weight="bold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size-complex="18pt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9.906cm" svg:x="10.906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017cm" svg:height="8.128cm" svg:x="1.635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937cm" svg:height="1.651cm" svg:x="4.189cm" svg:y="5.572cm">
          <text:p text:style-name="P3">Quantitative</text:p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4.318cm" svg:height="1.651cm" svg:x="13.166cm" svg:y="5.572cm">
          <text:p text:style-name="P3">Qualitative</text:p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937cm" svg:height="1.651cm" svg:x="4.189cm" svg:y="7.604cm">
          <text:p text:style-name="P3">Parametric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937cm" svg:height="1.651cm" svg:x="2.016cm" svg:y="10.017cm">
          <text:p text:style-name="P3">Interval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937cm" svg:height="1.651cm" svg:x="6.334cm" svg:y="10.017cm">
          <text:p text:style-name="P3">Ratio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157cm" svg:y1="7.223cm" svg:x2="6.157cm" svg:y2="7.604cm" draw:start-shape="id1" draw:start-glue-point="2" draw:end-shape="id2" draw:end-glue-point="0" svg:d="M6157 7223v381" svg:viewBox="0 0 1 382">
          <text:p/>
        </draw:connector>
        <draw:connector draw:style-name="gr5" draw:text-style-name="P6" draw:layer="layout" svg:x1="6.157cm" svg:y1="9.255cm" svg:x2="3.984cm" svg:y2="10.017cm" draw:start-shape="id2" draw:start-glue-point="2" draw:end-shape="id3" draw:end-glue-point="0" svg:d="M6157 9255v380h-2173v382" svg:viewBox="0 0 2174 763">
          <text:p/>
        </draw:connector>
        <draw:connector draw:style-name="gr5" draw:text-style-name="P6" draw:layer="layout" svg:x1="6.157cm" svg:y1="9.255cm" svg:x2="8.302cm" svg:y2="10.017cm" draw:start-shape="id2" draw:start-glue-point="2" draw:end-shape="id4" draw:end-glue-point="0" svg:d="M6157 9255v380h2145v382" svg:viewBox="0 0 2146 763">
          <text:p/>
        </draw:connector>
        <draw:custom-shape draw:style-name="gr4" draw:text-style-name="P5" xml:id="id6" draw:id="id6" draw:layer="layout" svg:width="4.318cm" svg:height="1.651cm" svg:x="13.166cm" svg:y="7.604cm">
          <text:p text:style-name="P3">Nonparametric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3.937cm" svg:height="1.651cm" svg:x="11.16cm" svg:y="10.017cm">
          <text:p text:style-name="P3">Nominal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3.937cm" svg:height="1.651cm" svg:x="15.478cm" svg:y="10.017cm">
          <text:p text:style-name="P3">Ordinal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5.325cm" svg:y1="7.223cm" svg:x2="15.325cm" svg:y2="7.604cm" draw:start-shape="id5" draw:start-glue-point="2" draw:end-shape="id6" draw:end-glue-point="0" svg:d="M15325 7223v381" svg:viewBox="0 0 1 382">
          <text:p/>
        </draw:connector>
        <draw:connector draw:style-name="gr7" draw:text-style-name="P7" draw:layer="layout" svg:x1="15.325cm" svg:y1="9.255cm" svg:x2="13.128cm" svg:y2="10.017cm" draw:start-shape="id6" draw:start-glue-point="2" draw:end-shape="id7" draw:end-glue-point="0" svg:d="M15325 9255v380h-2197v382" svg:viewBox="0 0 2198 763">
          <text:p/>
        </draw:connector>
        <draw:connector draw:style-name="gr7" draw:text-style-name="P7" draw:layer="layout" svg:x1="15.325cm" svg:y1="9.255cm" svg:x2="17.446cm" svg:y2="10.017cm" draw:start-shape="id6" draw:start-glue-point="2" draw:end-shape="id8" draw:end-glue-point="0" svg:d="M15325 9255v380h2121v382" svg:viewBox="0 0 2122 763">
          <text:p/>
        </draw:connector>
        <draw:custom-shape draw:style-name="gr6" draw:text-style-name="P9" xml:id="id9" draw:id="id9" draw:layer="layout" svg:width="3.937cm" svg:height="1.651cm" svg:x="11.16cm" svg:y="12.049cm">
          <text:p text:style-name="P8"><text:span text:style-name="T1">Binary</text:span></text:p>
          <text:p text:style-name="P8"><text:span text:style-name="T1">Semantic Diff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937cm" svg:height="1.651cm" svg:x="15.478cm" svg:y="12.049cm">
          <text:p text:style-name="P8"><text:span text:style-name="T1">Likert</text:span></text:p>
          <text:p text:style-name="P8"><text:span text:style-name="T1">Guttman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3.128cm" svg:y1="11.668cm" svg:x2="13.128cm" svg:y2="12.049cm" draw:start-shape="id7" draw:start-glue-point="2" draw:end-shape="id9" draw:end-glue-point="0" svg:d="M13128 11668v381" svg:viewBox="0 0 1 382">
          <text:p/>
        </draw:connector>
        <draw:connector draw:style-name="gr7" draw:text-style-name="P7" draw:layer="layout" svg:x1="17.446cm" svg:y1="11.668cm" svg:x2="17.446cm" svg:y2="12.049cm" draw:start-shape="id8" draw:start-glue-point="2" draw:end-shape="id10" draw:end-glue-point="0" svg:d="M17446 11668v381" svg:viewBox="0 0 1 382">
          <text:p/>
        </draw:connector>
        <draw:frame draw:style-name="gr8" draw:text-style-name="P11" draw:layer="layout" svg:width="3.81cm" svg:height="1.673cm" svg:x="4.429cm" svg:y="4.175cm">
          <draw:text-box>
            <text:p text:style-name="P10"><text:span text:style-name="T2">Positivism</text:span></text:p>
          </draw:text-box>
        </draw:frame>
        <draw:frame draw:style-name="gr8" draw:text-style-name="P11" draw:layer="layout" svg:width="4.699cm" svg:height="1.673cm" svg:x="13.019cm" svg:y="4.238cm">
          <draw:text-box>
            <text:p text:style-name="P10">Interpretivis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e0efd4" draw:end-color="#e0efd4" draw:start-intensity="100%" draw:end-intensity="75%" draw:angle="0" draw:border="35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7-07T12:19:26.680000000</meta:creation-date>
    <dc:date>2018-07-07T13:04:16.861000000</dc:date>
    <dc:creator>George Self</dc:creator>
    <meta:editing-duration>PT3M38S</meta:editing-duration>
    <meta:editing-cycles>1</meta:editing-cycles>
    <meta:generator>LibreOffice/6.0.5.2$Windows_X86_64 LibreOffice_project/54c8cbb85f300ac59db32fe8a675ff7683cd5a16</meta:generator>
    <meta:document-statistic meta:object-count="22"/>
  </office:meta>
</office:document-meta>
</file>